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6pt" officeooo:rsid="00004403" officeooo:paragraph-rsid="00004403" style:font-size-asian="14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posal for COS412 Class Project</text:p>
      <text:p text:style-name="P1">Elliot Chandler, 26 Jan. 2019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8:09:48.419388081</meta:creation-date>
    <dc:date>2019-01-26T18:30:15.301740923</dc:date>
    <meta:editing-duration>PT6S</meta:editing-duration>
    <meta:editing-cycles>1</meta:editing-cycles>
    <meta:document-statistic meta:table-count="0" meta:image-count="0" meta:object-count="0" meta:page-count="1" meta:paragraph-count="2" meta:word-count="10" meta:character-count="62" meta:non-whitespace-character-count="54"/>
    <meta:generator>LibreOffice/6.0.3.2$Linux_X86_64 LibreOffice_project/00m0$Build-2</meta:generator>
  </office:meta>
</office:document-meta>
</file>